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1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2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top="0cm" fo:margin-bottom="0.499cm" style:contextual-spacing="false" style:line-height-at-least="0.503cm"/>
    </style:style>
    <style:style style:name="P17" style:family="paragraph" style:parent-style-name="Preformatted_20_Text">
      <style:text-properties officeooo:rsid="00113808" officeooo:paragraph-rsid="00113808"/>
    </style:style>
    <style:style style:name="P18" style:family="paragraph" style:parent-style-name="Standard">
      <style:text-properties officeooo:rsid="00113808" officeooo:paragraph-rsid="00113808"/>
    </style:style>
    <style:style style:name="P19" style:family="paragraph" style:parent-style-name="Standard">
      <style:text-properties officeooo:paragraph-rsid="000e5027"/>
    </style:style>
    <style:style style:name="P20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24" style:family="paragraph" style:parent-style-name="Text_20_body">
      <style:text-properties fo:font-size="12pt" style:font-size-asian="12pt" style:font-size-complex="12pt"/>
    </style:style>
    <style:style style:name="P25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26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28" style:family="paragraph" style:parent-style-name="Heading_20_1">
      <style:text-properties fo:font-size="16pt" style:font-size-asian="16pt" style:font-size-complex="16pt"/>
    </style:style>
    <style:style style:name="P29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30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32" style:family="paragraph" style:parent-style-name="Text_20_body">
      <style:text-properties fo:font-size="16pt" fo:font-weight="bold" officeooo:rsid="0058d391" officeooo:paragraph-rsid="0058d391" style:font-size-asian="16pt" style:font-weight-asian="bold" style:font-size-complex="16pt" style:font-weight-complex="bold"/>
    </style:style>
    <style:style style:name="P3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4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35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36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officeooo:rsid="0041edce"/>
    </style:style>
    <style:style style:name="P39" style:family="paragraph" style:parent-style-name="Text_20_body">
      <style:text-properties officeooo:rsid="0041edce" officeooo:paragraph-rsid="0043999f"/>
    </style:style>
    <style:style style:name="P40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fo:font-style="normal" officeooo:rsid="003dc6c9" style:font-style-asian="normal" style:font-style-complex="normal"/>
    </style:style>
    <style:style style:name="T10" style:family="text">
      <style:text-properties fo:color="#569cd6" loext:opacity="100%" fo:font-style="normal" officeooo:rsid="0050d8f5" style:font-style-asian="normal" style:font-style-complex="normal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3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font-style="normal" officeooo:rsid="003dc6c9" style:font-style-asian="normal" style:font-style-complex="normal"/>
    </style:style>
    <style:style style:name="T16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d7ba7d" loext:opacity="100%"/>
    </style:style>
    <style:style style:name="T20" style:family="text">
      <style:text-properties fo:color="#c586c0" loext:opacity="100%"/>
    </style:style>
    <style:style style:name="T21" style:family="text">
      <style:text-properties fo:color="#4ec9b0" loext:opacity="100%"/>
    </style:style>
    <style:style style:name="T22" style:family="text">
      <style:text-properties fo:color="#4ec9b0" loext:opacity="100%" fo:font-style="normal" officeooo:rsid="003dc6c9" style:font-style-asian="normal" style:font-style-complex="normal"/>
    </style:style>
    <style:style style:name="T23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24" style:family="text">
      <style:text-properties fo:color="#b5cea8" loext:opacity="100%"/>
    </style:style>
    <style:style style:name="T25" style:family="text">
      <style:text-properties officeooo:rsid="000f991a"/>
    </style:style>
    <style:style style:name="T26" style:family="text">
      <style:text-properties officeooo:rsid="001495c5"/>
    </style:style>
    <style:style style:name="T27" style:family="text">
      <style:text-properties officeooo:rsid="001d02f6"/>
    </style:style>
    <style:style style:name="T28" style:family="text">
      <style:text-properties officeooo:rsid="00227b7b"/>
    </style:style>
    <style:style style:name="T29" style:family="text">
      <style:text-properties officeooo:rsid="00255315"/>
    </style:style>
    <style:style style:name="T30" style:family="text">
      <style:text-properties officeooo:rsid="0029a7b7"/>
    </style:style>
    <style:style style:name="T3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d161b" loext:opacity="100%" fo:letter-spacing="normal"/>
    </style:style>
    <style:style style:name="T3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34" style:family="text">
      <style:text-properties officeooo:rsid="002b5bca"/>
    </style:style>
    <style:style style:name="T35" style:family="text">
      <style:text-properties officeooo:rsid="002efd1d"/>
    </style:style>
    <style:style style:name="T36" style:family="text">
      <style:text-properties officeooo:rsid="00333a8e"/>
    </style:style>
    <style:style style:name="T37" style:family="text">
      <style:text-properties officeooo:rsid="00361edd"/>
    </style:style>
    <style:style style:name="T38" style:family="text">
      <style:text-properties fo:color="#d4d4d4" loext:opacity="100%"/>
    </style:style>
    <style:style style:name="T39" style:family="text">
      <style:text-properties fo:color="#d4d4d4" loext:opacity="100%" fo:font-style="normal" officeooo:rsid="003dc6c9" style:font-style-asian="normal" style:font-style-complex="normal"/>
    </style:style>
    <style:style style:name="T40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41" style:family="text">
      <style:text-properties officeooo:rsid="003dc6c9"/>
    </style:style>
    <style:style style:name="T42" style:family="text">
      <style:text-properties fo:font-style="italic" officeooo:rsid="003dc6c9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dc6c9" style:font-style-asian="normal" style:font-style-complex="normal"/>
    </style:style>
    <style:style style:name="T45" style:family="text">
      <style:text-properties fo:font-style="normal" officeooo:rsid="004ad7a2" style:font-style-asian="normal" style:font-style-complex="normal"/>
    </style:style>
    <style:style style:name="T46" style:family="text">
      <style:text-properties fo:font-style="normal" officeooo:rsid="0050d8f5" style:font-style-asian="normal" style:font-style-complex="normal"/>
    </style:style>
    <style:style style:name="T47" style:family="text">
      <style:text-properties fo:font-style="normal" officeooo:rsid="00530fbe" style:font-style-asian="normal" style:font-style-complex="normal"/>
    </style:style>
    <style:style style:name="T48" style:family="text">
      <style:text-properties fo:font-style="normal" officeooo:rsid="0054255d" style:font-style-asian="normal" style:font-style-complex="normal"/>
    </style:style>
    <style:style style:name="T49" style:family="text">
      <style:text-properties fo:font-style="normal" officeooo:rsid="00553c52" style:font-style-asian="normal" style:font-style-complex="normal"/>
    </style:style>
    <style:style style:name="T50" style:family="text">
      <style:text-properties fo:font-style="normal" officeooo:rsid="00570a2e" style:font-style-asian="normal" style:font-style-complex="normal"/>
    </style:style>
    <style:style style:name="T51" style:family="text">
      <style:text-properties fo:font-style="normal" officeooo:rsid="005d3e89" style:font-style-asian="normal" style:font-style-complex="normal"/>
    </style:style>
    <style:style style:name="T52" style:family="text">
      <style:text-properties officeooo:rsid="0041f15e"/>
    </style:style>
    <style:style style:name="T53" style:family="text">
      <style:text-properties officeooo:rsid="0042ba78"/>
    </style:style>
    <style:style style:name="T5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5" style:family="text">
      <style:text-properties officeooo:rsid="0041edce"/>
    </style:style>
    <style:style style:name="T56" style:family="text">
      <style:text-properties fo:font-size="12pt" officeooo:rsid="003dc6c9" style:font-size-asian="12pt" style:font-size-complex="12pt"/>
    </style:style>
    <style:style style:name="T57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58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59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3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3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0">&lt;?php</text:p>
      <text:p text:style-name="P15"/>
      <text:p text:style-name="P6"><text:span text:style-name="T5">spl_autoload_register</text:span>(<text:span text:style-name="T8">function</text:span> (<text:span text:style-name="T14">$className</text:span>) {</text:p>
      <text:p text:style-name="P6"><text:span text:style-name="T14">$className</text:span> = <text:span text:style-name="T5">str_replace</text:span>(<text:span text:style-name="T17">"App"</text:span>, <text:span text:style-name="T17">"classes"</text:span>, <text:span text:style-name="T14">$className</text:span>);</text:p>
      <text:p text:style-name="P6"><text:span text:style-name="T14">$className</text:span> = <text:span text:style-name="T5">str_replace</text:span>(<text:span text:style-name="T17">"</text:span><text:span text:style-name="T19">\\</text:span><text:span text:style-name="T17">"</text:span>, <text:span text:style-name="T17">"/"</text:span>, <text:span text:style-name="T14">$className</text:span>);</text:p>
      <text:p text:style-name="P6"><text:span text:style-name="T14">$className</text:span> .= <text:span text:style-name="T17">'.php'</text:span>;</text:p>
      <text:p text:style-name="P6"><text:span text:style-name="T20">require_once</text:span> <text:span text:style-name="T14">$className</text:span>;</text:p>
      <text:p text:style-name="P6">});</text:p>
      <text:p text:style-name="P13">//require 'classes/Calcul.php';</text:p>
      <text:p text:style-name="P15"/>
      <text:p text:style-name="P6"><text:span text:style-name="T14">$instance</text:span> = <text:span text:style-name="T8">new</text:span> App\<text:span text:style-name="T21">Calcul</text:span>();</text:p>
      <text:p text:style-name="P15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5"/>
      <text:p text:style-name="P6"><text:soft-page-break/><text:span text:style-name="T5">var_dump</text:span>(<text:span text:style-name="T14">$resultat</text:span>);</text:p>
      <text:p text:style-name="P15"/>
      <text:p text:style-name="P6"><text:span text:style-name="T5">echo</text:span> <text:span text:style-name="T17">"Hello world!"</text:span>;</text:p>
      <text:p text:style-name="P6"/>
      <text:p text:style-name="Standard"/>
      <text:p text:style-name="Standard">- <text:span text:style-name="T4">le contenu de fichier classes/Calcul,php avec ce contenu ⇒</text:span></text:p>
      <text:p text:style-name="P10">&lt;?php</text:p>
      <text:p text:style-name="P15"/>
      <text:p text:style-name="P6"><text:span text:style-name="T8">namespace</text:span> <text:span text:style-name="T21">App</text:span>;</text:p>
      <text:p text:style-name="P15"/>
      <text:p text:style-name="P6"><text:span text:style-name="T8">class</text:span> <text:span text:style-name="T21">Calcul</text:span></text:p>
      <text:p text:style-name="P6">{</text:p>
      <text:p text:style-name="P15"/>
      <text:p text:style-name="P6"><text:span text:style-name="T8">public</text:span> <text:span text:style-name="T8">function</text:span> <text:span text:style-name="T5">addtionner</text:span>(<text:span text:style-name="T8">int</text:span> <text:span text:style-name="T14">$a</text:span>, <text:span text:style-name="T8">int</text:span> <text:span text:style-name="T14">$b</text:span>): <text:span text:style-name="T8">int</text:span></text:p>
      <text:p text:style-name="P6">{</text:p>
      <text:p text:style-name="P6"><text:span text:style-name="T20">return</text:span> <text:span text:style-name="T14">$a</text:span> + <text:span text:style-name="T14">$b</text:span>;</text:p>
      <text:p text:style-name="P6">}</text:p>
      <text:p text:style-name="P6">}</text:p>
      <text:p text:style-name="P6"/>
      <text:p text:style-name="Standard"/>
      <text:p text:style-name="P19"/>
      <text:p text:style-name="P4">- Composer et l'autoloading</text:p>
      <text:p text:style-name="Standard"/>
      <text:p text:style-name="Standard">- <text:span text:style-name="T25">taper ça sur le terminal ⇒</text:span></text:p>
      <text:p text:style-name="Standard">composer init</text:p>
      <text:p text:style-name="P18">- le contenu de fichier composer,json ⇒</text:p>
      <text:p text:style-name="P7">{</text:p>
      <text:p text:style-name="P6"><text:span text:style-name="T14">"name"</text:span>: <text:span text:style-name="T17">"amine/modern-php"</text:span>,</text:p>
      <text:p text:style-name="P6"><text:span text:style-name="T14">"autoload"</text:span>: {</text:p>
      <text:p text:style-name="P6"><text:span text:style-name="T14">"psr-4"</text:span>: {</text:p>
      <text:p text:style-name="P6"><text:span text:style-name="T14">"App</text:span><text:span text:style-name="T19">\\</text:span><text:span text:style-name="T14">"</text:span>: <text:span text:style-name="T17">"src/"</text:span></text:p>
      <text:p text:style-name="P6">}</text:p>
      <text:p text:style-name="P6">},</text:p>
      <text:p text:style-name="P6"><text:span text:style-name="T14">"authors"</text:span>: [</text:p>
      <text:p text:style-name="P6">{</text:p>
      <text:p text:style-name="P6"><text:span text:style-name="T14">"name"</text:span>: <text:span text:style-name="T17">"MOSLAH"</text:span>,</text:p>
      <text:p text:style-name="P6"><text:span text:style-name="T14">"email"</text:span>: <text:span text:style-name="T17">"mohamed.amine.moslah@gmail.com"</text:span></text:p>
      <text:p text:style-name="P6">}</text:p>
      <text:p text:style-name="P6">],</text:p>
      <text:p text:style-name="P6"><text:span text:style-name="T14">"require"</text:span>: {}</text:p>
      <text:p text:style-name="P6">}</text:p>
      <text:p text:style-name="P18">- <text:span text:style-name="T26">tapez sur le terminal ⇒</text:span></text:p>
      <text:p text:style-name="P17">composer dump-autoload</text:p>
      <text:p text:style-name="P18">- <text:span text:style-name="T26">le contenu de fichier index,phps</text:span></text:p>
      <text:p text:style-name="P11">&lt;?php</text:p>
      <text:p text:style-name="P16"/>
      <text:p text:style-name="P6"><text:span text:style-name="T20">require</text:span> <text:span text:style-name="T17">"vendor/autoload.php"</text:span>;</text:p>
      <text:p text:style-name="P6"><text:span text:style-name="T14">$instance</text:span> = <text:span text:style-name="T8">new</text:span> App\<text:span text:style-name="T21">Calcul</text:span>();</text:p>
      <text:p text:style-name="P15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5"><text:soft-page-break/></text:p>
      <text:p text:style-name="P6"><text:span text:style-name="T5">var_dump</text:span>(<text:span text:style-name="T14">$resultat</text:span>);</text:p>
      <text:p text:style-name="P15"/>
      <text:p text:style-name="P6"><text:span text:style-name="T5">echo</text:span> <text:span text:style-name="T17">"Hello world!"</text:span>;</text:p>
      <text:p text:style-name="P6"/>
      <text:p text:style-name="P18"/>
      <text:p text:style-name="P18"/>
      <text:p text:style-name="P18"/>
      <text:p text:style-name="P3">📖 Composer et les bibliothèques tierces</text:p>
      <text:p text:style-name="P3"/>
      <text:p text:style-name="P3"/>
      <text:p text:style-name="P3">Installer des bibliothèques tierces avec Composer</text:p>
      <text:p text:style-name="P20">- <text:span text:style-name="T27">Pour installer la bibliothèque <text:s/>nesbot/carbon <text:s/>, tapez sur le terminal ⇒</text:span></text:p>
      <text:p text:style-name="P20">composer require nesbot/carbon</text:p>
      <text:p text:style-name="P20">- <text:span text:style-name="T27">ajouter ce code dans le fichier index,php ⇒</text:span></text:p>
      <text:p text:style-name="P8"><text:span text:style-name="T8">use</text:span> Carbon\<text:span text:style-name="T21">Carbon</text:span>;</text:p>
      <text:p text:style-name="P6"/>
      <text:p text:style-name="P20"/>
      <text:p text:style-name="P6"><text:span text:style-name="T14">$instance</text:span> = <text:span text:style-name="T8">new</text:span> App\<text:span text:style-name="T21">Calcul</text:span>();</text:p>
      <text:p text:style-name="P15"/>
      <text:p text:style-name="P6"><text:span text:style-name="T14">$aujourdhui</text:span> = <text:span text:style-name="T21">Carbon</text:span>::<text:span text:style-name="T5">now</text:span>();</text:p>
      <text:p text:style-name="P20"/>
      <text:p text:style-name="P20"/>
      <text:p text:style-name="P20"/>
      <text:p text:style-name="P5">Les commandes du développement moderne avec PHP</text:p>
      <text:p text:style-name="P20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0"/>
      <text:p text:style-name="P20"/>
      <text:p text:style-name="P20"/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<text:span text:style-name="T28">3) </text:span>Présentation du framework Symfony (20 minutes)</text:p>
      <text:h text:style-name="P26" text:outline-level="1">Créons notre application Symfony 5.1 !</text:h>
      <text:p text:style-name="Standard">- <text:span text:style-name="T29">sur le terminal tapez cette commande pour installer symfony ⇒</text:span></text:p>
      <text:p text:style-name="Standard">symfony new cours-ecommerce –version=5.1</text:p>
      <text:p text:style-name="Standard"/>
      <text:p text:style-name="P3"/>
      <text:p text:style-name="Standard">- <text:span text:style-name="T30">lien util ⇒<text:line-break/></text:span><text:a xlink:type="simple" xlink:href="https://symfony.com/doc/current/setup/symfony_server.html#enabling-tls" text:style-name="Internet_20_link" text:visited-style-name="Visited_20_Internet_20_Link"><text:span text:style-name="T30">https://symfony.com/doc/current/setup/symfony_server.html#enabling-tls</text:span></text:a></text:p>
      <text:p text:style-name="Standard">- <text:span text:style-name="T30">enabling tls , tapez sur <text:s/>le terminal cette commende ⇒</text:span></text:p>
      <text:p text:style-name="P27"><text:span text:style-name="Source_20_Text"><text:span text:style-name="T31">symfony server:ca:install</text:span></text:span></text:p>
      <text:p text:style-name="Text_20_body">- <text:span text:style-name="T3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32">📖 </text:span><text:span text:style-name="T3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5">4) </text:span>Les bases de Symfony : HttpFoundation et Routing (45 minutes)</text:p>
      <text:p text:style-name="P1"/>
      <text:h text:style-name="P28" text:outline-level="1">Premières pages : les Routes et les Controllers</text:h>
      <text:p text:style-name="P24">- <text:span text:style-name="T36">Dans le fichiers config/routes,yaml , ajouter ce code ⇒</text:span></text:p>
      <text:p text:style-name="P34"><text:span text:style-name="T8">index</text:span>:</text:p>
      <text:p text:style-name="P33"><text:span text:style-name="T8">path</text:span>: <text:span text:style-name="T17">/</text:span></text:p>
      <text:p text:style-name="P33"><text:span text:style-name="T8">controller</text:span>: <text:span text:style-name="T17">App\Controller\TestController::index</text:span></text:p>
      <text:p text:style-name="P15"/>
      <text:p text:style-name="P33"><text:span text:style-name="T8">test</text:span>:</text:p>
      <text:p text:style-name="P33"><text:span text:style-name="T8">path</text:span>: <text:span text:style-name="T17">/test</text:span></text:p>
      <text:p text:style-name="P33"><text:span text:style-name="T8">controller</text:span>: <text:span text:style-name="T17">App\Controller\TestController::test</text:span></text:p>
      <text:p text:style-name="P33"/>
      <text:p text:style-name="P24">- <text:span text:style-name="T37">Créer ce fichier src/Controller/TestController,php , avec ce code ===&gt;</text:span></text:p>
      <text:p text:style-name="P12">&lt;?php</text:p>
      <text:p text:style-name="P15"/>
      <text:p text:style-name="P33"><text:span text:style-name="T8">namespace</text:span><text:span text:style-name="T38"> </text:span><text:span text:style-name="T21">App\Controller</text:span><text:span text:style-name="T38">;</text:span></text:p>
      <text:p text:style-name="P15"/>
      <text:p text:style-name="P33"><text:span text:style-name="T8">class</text:span><text:span text:style-name="T38"> </text:span><text:span text:style-name="T21">TestController</text:span><text:span text:style-name="T38"> </text:span></text:p>
      <text:p text:style-name="P9">{</text:p>
      <text:p text:style-name="P33"><text:span text:style-name="T8">public</text:span><text:span text:style-name="T38"> </text:span><text:span text:style-name="T8">function</text:span><text:span text:style-name="T38"> </text:span><text:span text:style-name="T5">index</text:span><text:span text:style-name="T38">(){</text:span></text:p>
      <text:p text:style-name="P33"><text:span text:style-name="T5">dd</text:span><text:span text:style-name="T38">(</text:span><text:span text:style-name="T17">"ça fonctionne"</text:span><text:span text:style-name="T38">);</text:span></text:p>
      <text:p text:style-name="P9">}</text:p>
      <text:p text:style-name="P15"/>
      <text:p text:style-name="P33"><text:span text:style-name="T8">public</text:span><text:span text:style-name="T38"> </text:span><text:span text:style-name="T8">function</text:span><text:span text:style-name="T38"> </text:span><text:span text:style-name="T5">test</text:span><text:span text:style-name="T38">(){</text:span></text:p>
      <text:p text:style-name="P33"><text:soft-page-break/><text:span text:style-name="T5">dd</text:span><text:span text:style-name="T38">(</text:span><text:span text:style-name="T17">"Page test"</text:span><text:span text:style-name="T38">);</text:span></text:p>
      <text:p text:style-name="P9">}</text:p>
      <text:p text:style-name="P9">}</text:p>
      <text:p text:style-name="P24"/>
      <text:h text:style-name="P28" text:outline-level="1">HttpFoundation : Requête et Réponse HTTP !</text:h>
      <text:p text:style-name="P24">- Package : symfony/http-foundation : Offre une couche d'objets pour manipuler la Requête et la Réponse HTTP</text:p>
      <text:p text:style-name="P24">- <text:span text:style-name="T41">dans le fichier </text:span><text:span text:style-name="T42">src</text:span><text:span text:style-name="T44">/controller/TestController.php , ajouter ce code dans la fonction test ⇒</text:span></text:p>
      <text:p text:style-name="P34"><text:span text:style-name="T9">public</text:span><text:span text:style-name="T39"> </text:span><text:span text:style-name="T9">function</text:span><text:span text:style-name="T39"> </text:span><text:span text:style-name="T6">test</text:span><text:span text:style-name="T39">(</text:span><text:span text:style-name="T22">Request</text:span><text:span text:style-name="T39"> </text:span><text:span text:style-name="T15">$request</text:span><text:span text:style-name="T39">)</text:span></text:p>
      <text:p text:style-name="P9">{</text:p>
      <text:p text:style-name="P33"><text:span text:style-name="T14">$age</text:span><text:span text:style-name="T38"> = </text:span><text:span text:style-name="T14">$request</text:span><text:span text:style-name="T38">-&gt;</text:span><text:span text:style-name="T14">query</text:span><text:span text:style-name="T38">-&gt;</text:span><text:span text:style-name="T5">get</text:span><text:span text:style-name="T38">(</text:span><text:span text:style-name="T17">'age'</text:span><text:span text:style-name="T38">, </text:span><text:span text:style-name="T24">0</text:span><text:span text:style-name="T38">);</text:span></text:p>
      <text:p text:style-name="P15"/>
      <text:p text:style-name="P33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9">}</text:p>
      <text:p text:style-name="P33"/>
      <text:h text:style-name="P29" text:outline-level="1">Routes paramétrables : valeurs par défaut et contraintes</text:h>
      <text:p text:style-name="Text_20_body"><text:span text:style-name="T55">- </text:span><text:span text:style-name="T53">D</text:span><text:span text:style-name="T52">ans le </text:span><text:span text:style-name="T53">fichier config/routes,yaml , ajouter ce code ⇒<text:line-break/></text:span><text:span text:style-name="T11">test</text:span><text:span text:style-name="T54">:</text:span></text:p>
      <text:p text:style-name="P33"><text:span text:style-name="T8">path</text:span>: <text:span text:style-name="T17">/test/{age&lt;\d+&gt;?0}</text:span></text:p>
      <text:p text:style-name="P33"><text:span text:style-name="T8">controller</text:span>: <text:span text:style-name="T17">App\Controller\TestController::test</text:span></text:p>
      <text:p text:style-name="P14"># defaults:</text:p>
      <text:p text:style-name="P14"># age: 0</text:p>
      <text:p text:style-name="P14"># requirements:</text:p>
      <text:p text:style-name="P14"># age: \d+</text:p>
      <text:p text:style-name="P38"/>
      <text:p text:style-name="P39">- <text:span text:style-name="T56">dans le fichier </text:span><text:span text:style-name="T57">src</text:span><text:span text:style-name="T58">/controller/TestController.php , ajouter ce code dans la fonction test ⇒</text:span></text:p>
      <text:p text:style-name="P35"><text:span text:style-name="T12">public</text:span><text:span text:style-name="T40"> </text:span><text:span text:style-name="T12">function</text:span><text:span text:style-name="T40"> </text:span><text:span text:style-name="T7">test</text:span><text:span text:style-name="T40">(</text:span><text:span text:style-name="T23">Request</text:span><text:span text:style-name="T40"> </text:span><text:span text:style-name="T16">$request</text:span><text:span text:style-name="T40">, </text:span><text:span text:style-name="T16">$age</text:span><text:span text:style-name="T40">)</text:span></text:p>
      <text:p text:style-name="P9">{</text:p>
      <text:p text:style-name="P15"/>
      <text:p text:style-name="P14">//$age = $request-&gt;attributes-&gt;get('age');</text:p>
      <text:p text:style-name="P15"/>
      <text:p text:style-name="P33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25"/>
      <text:p text:style-name="P25"/>
      <text:p text:style-name="P30">Contraintes de Routes</text:p>
      <text:p text:style-name="P31"><text:span text:style-name="T43">- </text:span><text:span text:style-name="T59">on peux modifier les informations sur les routes on modifiant le fichier config/routes,yaml ⇒</text:span></text:p>
      <text:p text:style-name="P36"><text:span text:style-name="T13">methods</text:span><text:span text:style-name="T60">: [</text:span><text:span text:style-name="T18">GET</text:span><text:span text:style-name="T60">, </text:span><text:span text:style-name="T18">POST</text:span><text:span text:style-name="T60">]</text:span></text:p>
      <text:p text:style-name="P33"><text:span text:style-name="T8">host</text:span>: <text:span text:style-name="T17">localhost</text:span></text:p>
      <text:p text:style-name="P33"><text:span text:style-name="T8">schemes</text:span>: [<text:span text:style-name="T17">https</text:span>, <text:span text:style-name="T17">http</text:span>]</text:p>
      <text:p text:style-name="P41"><text:soft-page-break/></text:p>
      <text:p text:style-name="P44">Configuration des Routes et fichiers YAML</text:p>
      <text:p text:style-name="P21"><text:span text:style-name="T45">- </text:span><text:span text:style-name="T46">pour configurer les routes vous pouvez créer <text:s/>des fichiers dans le dossier config , exemple config/test,yaml avec ce contenu ⇒</text:span></text:p>
      <text:p text:style-name="P37"><text:span text:style-name="T10">index</text:span><text:span text:style-name="T46">:</text:span></text:p>
      <text:p text:style-name="P33"><text:span text:style-name="T8">path</text:span>: <text:span text:style-name="T17">/</text:span></text:p>
      <text:p text:style-name="P33"><text:span text:style-name="T8">controller</text:span>: <text:span text:style-name="T17">App\Controller\TestController::index</text:span></text:p>
      <text:p text:style-name="P15"/>
      <text:p text:style-name="P33"><text:span text:style-name="T8">test</text:span>:</text:p>
      <text:p text:style-name="P33"><text:span text:style-name="T8">path</text:span>: <text:span text:style-name="T17">/test/{age&lt;\d+&gt;?0}</text:span></text:p>
      <text:p text:style-name="P33"><text:span text:style-name="T8">controller</text:span>: <text:span text:style-name="T17">App\Controller\TestController::test</text:span></text:p>
      <text:p text:style-name="P33"><text:span text:style-name="T8">methods</text:span>: [<text:span text:style-name="T17">GET</text:span>, <text:span text:style-name="T17">POST</text:span>]</text:p>
      <text:p text:style-name="P33"><text:span text:style-name="T8">host</text:span>: <text:span text:style-name="T17">localhost</text:span></text:p>
      <text:p text:style-name="P33"><text:span text:style-name="T8">schemes</text:span>: [<text:span text:style-name="T17">https</text:span>, <text:span text:style-name="T17">http</text:span>]</text:p>
      <text:p text:style-name="P14"># defaults:</text:p>
      <text:p text:style-name="P14"># age: 0</text:p>
      <text:p text:style-name="P14"># requirements:</text:p>
      <text:p text:style-name="P14"># age: \d+</text:p>
      <text:p text:style-name="P33"/>
      <text:p text:style-name="P42"/>
      <text:p text:style-name="P42"/>
      <text:p text:style-name="P45">Configurer les routes sous forme d'Annotations (@Route)</text:p>
      <text:p text:style-name="P22"><text:span text:style-name="T46">- o</text:span><text:span text:style-name="T43">n peux configurer les routes sous forme d’annotations de cette façon, en ajoutant ce code dans le fichier src/Controller/</text:span><text:span text:style-name="T47">TestController,php </text:span><text:span text:style-name="T50">avant la fonction test()</text:span><text:span text:style-name="T47"> </text:span><text:span text:style-name="T48">⇒</text:span></text:p>
      <text:p text:style-name="P40">/**</text:p>
      <text:p text:style-name="P14">* @Route("/test/{age&lt;\d+&gt;?0}", name="test", methods={"GET", "POST"}, host="localhost", schemes={"http","https"} )</text:p>
      <text:p text:style-name="P14">*/</text:p>
      <text:p text:style-name="P43"/>
      <text:p text:style-name="P43"/>
      <text:p text:style-name="P43"/>
      <text:p text:style-name="P46">Symfony Flex : booster Composer et le rendre Surpuissant !</text:p>
      <text:p text:style-name="P32"><text:span text:style-name="T49">M</text:span><text:span text:style-name="T43">in </text:span><text:span text:style-name="T51">1:3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6-14T00:57:21.649714721</dc:date>
    <meta:editing-duration>PT7H36M15S</meta:editing-duration>
    <meta:editing-cycles>72</meta:editing-cycles>
    <meta:generator>LibreOffice/7.3.7.2$Linux_X86_64 LibreOffice_project/30$Build-2</meta:generator>
    <meta:document-statistic meta:table-count="0" meta:image-count="0" meta:object-count="0" meta:page-count="6" meta:paragraph-count="163" meta:word-count="653" meta:character-count="4855" meta:non-whitespace-character-count="4358"/>
  </office:meta>
</office:document-meta>
</file>